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style:text-position="33%"/>
    </style:style>
    <style:style style:family="paragraph" style:name="P2" style:display-name="P2">
      <style:paragraph-properties fo:text-align="center"/>
    </style:style>
    <style:style style:family="paragraph" style:name="P3" style:display-name="P3"/>
    <style:style style:family="paragraph" style:name="P4" style:display-name="P4">
      <style:paragraph-properties fo:text-indent="36.000000pt"/>
    </style:style>
    <style:style style:family="paragraph" style:name="P5" style:display-name="P5">
      <style:paragraph-properties fo:margin-left="36.000000pt"/>
    </style:style>
    <style:style style:family="paragraph" style:name="P1" style:display-name="P1">
      <style:paragraph-properties fo:break-before="page"/>
    </style:style>
    <style:style style:family="section" style:name="Sect1" style:display-name="Sect1">
      <style:section-properties text:dont-balance-text-columns="true">
        <style:columns fo:column-count="1"/>
      </style:section-properties>
    </style:style>
    <style:page-layout style:name="PLayout2">
      <style:page-layout-properties fo:margin-top="1.000000in" fo:margin-bottom="1.000000in" fo:margin-left="1.250000in" fo:margin-right="1.250000in"/>
    </style:page-layout>
    <style:page-layout style:name="Standard">
      <style:page-layout-properties fo:margin-top="1.000000in" fo:margin-bottom="1.000000in" fo:margin-left="1.250000in" fo:margin-right="1.250000in"/>
    </style:page-layout>
  </office:automatic-styles>
  <office:body>
    <office:text>
      <text:section text:style-name="Sect1" text:name="Section1">
        <text:p text:style-name="P1"/>
        <text:p text:style-name="P2"><text:span text:style-name="T1">Differential equation term explanations:</text:span></text:p>
        <text:p text:style-name="P2"/>
        <text:p text:style-name="P3">dN dt<text:span text:style-name="T2">-1</text:span>: seagrass biomass density (g m<text:span text:style-name="T2">-2 </text:span>t<text:span text:style-name="T2">-1</text:span>) =</text:p>
        <text:p text:style-name="P4">+ SG growth </text:p>
        <text:p text:style-name="P4">– SG death by sulfide </text:p>
        <text:p text:style-name="P3"/>
        <text:p text:style-name="P3">dM dt<text:span text:style-name="T2">-1</text:span>: organic matter density (g m<text:span text:style-name="T2">-2 </text:span>t<text:span text:style-name="T2">-1</text:span>) =</text:p>
        <text:p text:style-name="P3"><text:tab/>+ OM capture by SG </text:p>
        <text:p text:style-name="P4">+ external OM input </text:p>
        <text:p text:style-name="P4">– OM breakdown</text:p>
        <text:p text:style-name="P3"/>
        <text:p text:style-name="P3">dS dt<text:span text:style-name="T2">-1</text:span>: sulfide concentration (μmol L<text:span text:style-name="T2">-1 </text:span>m<text:span text:style-name="T2">-2 </text:span>t<text:span text:style-name="T2">-1</text:span>) = </text:p>
        <text:p text:style-name="P3"><text:tab/>+ OM breakdown into sulfide </text:p>
        <text:p text:style-name="P4">– sulfide diffusion out of system </text:p>
        <text:p text:style-name="P5">– joint-detoxification by SG</text:p>
        <text:p text:style-name="P5">– consumption by Loripes</text:p>
        <text:p text:style-name="P3"/>
        <text:p text:style-name="P3">dL dt<text:span text:style-name="T2">-1</text:span>: Loripes density (individuals m<text:span text:style-name="T2">-2 </text:span>t<text:span text:style-name="T2">-1</text:span>) = </text:p>
        <text:p text:style-name="P3"><text:tab/>+ Loripes recruitment</text:p>
        <text:p text:style-name="P3"><text:tab/>– Mutualism breakdown (seagrass loss causes Loripes loss)</text:p>
        <text:p text:style-name="P3"/>
        <text:p text:style-name="P2"/>
        <text:p text:style-name="P2"><text:bookmark-start text:name="_GoBack"/><text:bookmark-end text:name="_GoBack"/><text:span text:style-name="T1">List of differential equations:</text:span></text:p>
        <text:p text:style-name="P2"/>
        <text:p text:style-name="P3">dN dt<text:span text:style-name="T2">-1</text:span>: seagrass biomass density (g m<text:span text:style-name="T2">-2 </text:span>t<text:span text:style-name="T2">-1</text:span>) =</text:p>
        <text:p text:style-name="P4">+ rN(1 – N / k) </text:p>
        <text:p text:style-name="P4">– pN(1 – e <text:span text:style-name="T2">-aS</text:span>)</text:p>
        <text:p text:style-name="P3"/>
        <text:p text:style-name="P3">dM dt<text:span text:style-name="T2">-1</text:span>: organic matter density (g m<text:span text:style-name="T2">-2 </text:span>t<text:span text:style-name="T2">-1</text:span>) =</text:p>
        <text:p text:style-name="P3"><text:tab/>+ dN</text:p>
        <text:p text:style-name="P4">+ theta </text:p>
        <text:p text:style-name="P4">– bM</text:p>
        <text:p text:style-name="P3"/>
        <text:p text:style-name="P3">dS dt<text:span text:style-name="T2">-1</text:span>: sulfide concentration (μmol L<text:span text:style-name="T2">-1 </text:span>m<text:span text:style-name="T2">-2 </text:span>t<text:span text:style-name="T2">-1</text:span>) = </text:p>
        <text:p text:style-name="P3"><text:tab/>+ zbM </text:p>
        <text:p text:style-name="P4">– gS</text:p>
        <text:p text:style-name="P5">– S(ye<text:span text:style-name="T2">iN</text:span>/(1+ye<text:span text:style-name="T2">iN</text:span>))</text:p>
        <text:p text:style-name="P5">– LS(1 – e<text:span text:style-name="T2">-cN</text:span>)</text:p>
        <text:p text:style-name="P5"/>
        <text:p text:style-name="P3">dL dt<text:span text:style-name="T2">-1</text:span>: Loripes density (individuals m<text:span text:style-name="T2">-2 </text:span>t<text:span text:style-name="T2">-1</text:span>) = </text:p>
        <text:p text:style-name="P3"><text:tab/>+ uL(1 – e<text:span text:style-name="T2">-mL</text:span>)</text:p>
        <text:p text:style-name="P3"><text:tab/>– wL(1 – (xe<text:span text:style-name="T2">vN</text:span>/(1 + xe<text:span text:style-name="T2">vN</text:span>))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List-Paragraph" style:display-name="List Paragraph" style:parent-style-name="Normal" style:next-style-name="List-Paragraph">
      <style:paragraph-properties fo:margin-left="36.000000pt"/>
    </style:style>
    <style:style style:family="paragraph" style:name="Normal" style:display-name="Normal" style:parent-style-name="Normal" style:next-style-name="Normal">
      <style:text-properties style:font-name="Times New Roman" fo:font-size="12.000000pt" fo:language="ar" fo:country="SA"/>
    </style:style>
  </office:styles>
  <office:automatic-styles>
    <style:page-layout style:name="Standard">
      <style:page-layout-properties fo:page-width="8.500000in" fo:page-height="11.000000in" style:print-orientation="portrait" fo:margin-top="1.000000in" fo:margin-bottom="1.000000in" fo:margin-left="1.250000in" fo:margin-right="1.25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Thu Nov 12 14:49:00 2015
</meta:creation-date>
    <dc:date>Thu Nov 12 14:49:22 2015
</dc:date>
  </office:meta>
</office:document-meta>
</file>